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5cm" svg:height="0.669cm" svg:x="1.254cm" svg:y="1.381cm">
          <text:p text:style-name="P1"><text:span text:style-name="T1">init_optdep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55cm" svg:height="0.669cm" svg:x="1.254cm" svg:y="2.281cm">
          <text:p text:style-name="P1"><text:span text:style-name="T1">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55cm" svg:height="0.669cm" svg:x="6.554cm" svg:y="7.781cm">
          <text:p text:style-name="P1"><text:span text:style-name="T1">printtoomu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55cm" svg:height="0.669cm" svg:x="6.554cm" svg:y="2.281cm">
          <text:p text:style-name="P1"><text:span text:style-name="T1">save1D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55cm" svg:height="0.669cm" svg:x="6.554cm" svg:y="3.181cm">
          <text:p text:style-name="P1"><text:span text:style-name="T1">save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55cm" svg:height="0.669cm" svg:x="6.554cm" svg:y="5.081cm">
          <text:p text:style-name="P1"><text:span text:style-name="T1">savemolEx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55cm" svg:height="0.669cm" svg:x="6.554cm" svg:y="5.981cm">
          <text:p text:style-name="P1"><text:span text:style-name="T1">close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55cm" svg:height="0.669cm" svg:x="6.554cm" svg:y="6.881cm">
          <text:p text:style-name="P1"><text:span text:style-name="T1">detail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2.615cm" svg:x2="6.554cm" svg:y2="2.615cm" draw:start-shape="id1" draw:start-glue-point="1" draw:end-shape="id2" draw:end-glue-point="3" svg:d="M5804 2615h750" svg:viewBox="0 0 751 1">
          <text:p/>
        </draw:connector>
        <draw:connector draw:style-name="gr2" draw:text-style-name="P1" draw:layer="layout" draw:type="line" svg:x1="5.804cm" svg:y1="2.615cm" svg:x2="6.554cm" svg:y2="3.515cm" draw:start-shape="id1" draw:end-shape="id3" draw:end-glue-point="3" svg:d="M5804 2615l750 900" svg:viewBox="0 0 751 901">
          <text:p/>
        </draw:connector>
        <draw:connector draw:style-name="gr2" draw:text-style-name="P1" draw:layer="layout" draw:type="line" svg:x1="5.804cm" svg:y1="2.615cm" svg:x2="6.554cm" svg:y2="5.415cm" draw:start-shape="id1" draw:end-shape="id4" draw:end-glue-point="3" svg:d="M5804 2615l750 2800" svg:viewBox="0 0 751 2801">
          <text:p/>
        </draw:connector>
        <draw:connector draw:style-name="gr2" draw:text-style-name="P1" draw:layer="layout" draw:type="line" svg:x1="5.804cm" svg:y1="2.615cm" svg:x2="6.554cm" svg:y2="6.315cm" draw:start-shape="id1" draw:end-shape="id5" draw:end-glue-point="3" svg:d="M5804 2615l750 3700" svg:viewBox="0 0 751 3701">
          <text:p/>
        </draw:connector>
        <draw:connector draw:style-name="gr2" draw:text-style-name="P1" draw:layer="layout" draw:type="line" svg:x1="5.804cm" svg:y1="2.615cm" svg:x2="6.554cm" svg:y2="7.215cm" draw:start-shape="id1" draw:end-shape="id6" draw:end-glue-point="3" svg:d="M5804 2615l750 4600" svg:viewBox="0 0 751 4601">
          <text:p/>
        </draw:connector>
        <draw:connector draw:style-name="gr2" draw:text-style-name="P1" draw:layer="layout" draw:type="line" svg:x1="5.804cm" svg:y1="2.615cm" svg:x2="6.554cm" svg:y2="8.115cm" draw:start-shape="id1" draw:end-shape="id7" svg:d="M5804 2615l750 5500" svg:viewBox="0 0 751 5501">
          <text:p/>
        </draw:connector>
        <draw:custom-shape draw:style-name="gr1" draw:text-style-name="P2" xml:id="id8" draw:id="id8" draw:layer="layout" svg:width="4.55cm" svg:height="0.669cm" svg:x="1.254cm" svg:y="8.681cm">
          <text:p text:style-name="P1"><text:span text:style-name="T1">print2dArray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55cm" svg:height="0.669cm" svg:x="6.554cm" svg:y="8.681cm">
          <text:p text:style-name="P1"><text:span text:style-name="T1">print1dArray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9.015cm" svg:x2="6.554cm" svg:y2="9.015cm" draw:start-shape="id8" draw:start-glue-point="1" draw:end-shape="id9" svg:d="M5804 9015h750" svg:viewBox="0 0 751 1">
          <text:p/>
        </draw:connector>
        <draw:custom-shape draw:style-name="gr1" draw:text-style-name="P2" xml:id="id10" draw:id="id10" draw:layer="layout" svg:width="4.55cm" svg:height="0.669cm" svg:x="6.554cm" svg:y="4.081cm">
          <text:p text:style-name="P1"><text:span text:style-name="T1">save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804cm" svg:y1="2.615cm" svg:x2="6.554cm" svg:y2="4.415cm" draw:start-shape="id1" draw:end-shape="id10" svg:d="M5804 2615l750 1800" svg:viewBox="0 0 751 1801">
          <text:p/>
        </draw:connector>
        <draw:custom-shape draw:style-name="gr1" draw:text-style-name="P2" draw:layer="layout" svg:width="4.55cm" svg:height="0.669cm" svg:x="1.254cm" svg:y="9.581cm">
          <text:p text:style-name="P1"><text:span text:style-name="T1">freemem_t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0.481cm">
          <text:p text:style-name="P1"><text:span text:style-name="T1">outdebtau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1.381cm">
          <text:p text:style-name="P1"><text:span text:style-name="T1">outdeb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55cm" svg:height="0.669cm" svg:x="1.254cm" svg:y="12.281cm">
          <text:p text:style-name="P1"><text:span text:style-name="T1">outdebtau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58:00.359015532</meta:creation-date>
    <dc:date>2015-07-08T15:16:25.127088254</dc:date>
    <meta:editing-duration>PT39M8S</meta:editing-duration>
    <meta:editing-cycles>3</meta:editing-cycles>
    <meta:generator>LibreOffice/4.2.8.2$Linux_X86_64 LibreOffice_project/420m0$Build-2</meta:generator>
    <meta:document-statistic meta:object-count="23"/>
  </office:meta>
</office:document-meta>
</file>